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arktable_20_chapter_20_number">3</text:p>
      <text:p text:style-name="Darktable_20_chapter_20_title">Darkroom</text:p>
      <text:p text:style-name="Darktable_20_text">This chapter describes the most common workflows applied when developing RAW pictures. </text:p>
      <text:p text:style-name="Darktable_20_text"/>
      <text:p text:style-name="Darktable_20_text">This chapter is still to be d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SimSu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fo:font-size="11pt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99mm" fo:margin-bottom="2.5mm" fo:text-indent="0m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master-page-name="">
      <style:paragraph-properties fo:margin-top="0mm" fo:margin-bottom="14.99mm" style:page-number="auto"/>
      <style:text-properties fo:font-size="28pt" fo:font-weight="normal" style:font-size-asian="28pt" style:font-weight-asian="normal" style:font-size-complex="28pt" style:font-weight-complex="normal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mm" fo:margin-right="0mm" fo:margin-top="4mm" fo:margin-bottom="1.99mm" fo:hyphenation-ladder-count="no-limit" fo:text-indent="0mm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List_20_3" style:display-name="List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Darktable_20_text" style:display-name="Darktable text" style:family="paragraph" style:parent-style-name="Text_20_body"/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25.4mm" fo:margin-bottom="25.4mm" fo:text-align="center" style:justify-single-word="false"/>
    </style:style>
    <style:style style:name="Darktable_20_heading_20_1" style:display-name="Darktable heading 1" style:family="paragraph" style:parent-style-name="Heading_20_1" style:default-outline-level="2" style:list-style-name="">
      <style:text-properties fo:font-weight="normal"/>
    </style:style>
    <style:style style:name="Darktable_20_heading_20_2" style:display-name="Darktable heading 2" style:family="paragraph" style:parent-style-name="Heading_20_2" style:default-outline-level="3">
      <style:text-properties fo:font-weight="normal" style:font-style-complex="normal" style:font-weight-complex="normal"/>
    </style:style>
    <style:style style:name="Darktable_20_caption" style:display-name="Darktable caption" style:family="paragraph" style:parent-style-name="Caption" style:master-page-name="">
      <style:paragraph-properties fo:margin-top="2.03mm" fo:margin-bottom="5.08mm" fo:text-align="center" style:justify-single-word="false" style:page-number="auto"/>
      <style:text-properties fo:font-size="11pt" fo:letter-spacing="0.35mm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DejaVu Sans" style:font-size-asian="10pt" style:font-weight-asian="bold" style:font-name-complex="Lohit Hindi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Darktable_20_heading_20_3" style:display-name="Darktable heading 3" style:family="paragraph" style:parent-style-name="Heading_20_2" style:default-outline-level="" style:list-style-name="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arktable_20_emphasis" style:display-name="Darktable emphasis" style:family="text" style:parent-style-name="Emphasis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2T11:36:46</meta:creation-date>
    <meta:editing-duration>PT5H51M41S</meta:editing-duration>
    <meta:editing-cycles>16</meta:editing-cycles>
    <meta:generator>LibreOffice/3.3$Linux LibreOffice_project/330m19$Build-202</meta:generator>
    <meta:initial-creator>Nicholas </meta:initial-creator>
    <dc:date>2011-05-01T14:32:22</dc:date>
    <dc:creator>Stefano Fornari</dc:creator>
    <meta:document-statistic meta:table-count="0" meta:image-count="0" meta:object-count="0" meta:page-count="1" meta:paragraph-count="4" meta:word-count="21" meta:character-count="129"/>
  </office:meta>
</office:document-meta>
</file>